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commendation System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&amp; Business Go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2">Helping Users Discover Movies They’ll Love</text:p>
                <text:p text:style-name="P3">The Problem</text:p>
                <text:p text:style-name="P4">Finding a good movie shouldn’t feel like a chore. Yet, users often struggle to pick something they’ll enjoy—leading to frustration, wasted time, and lower engagement.</text:p>
                <text:p text:style-name="P5">The Solution</text:p>
                <text:p text:style-name="P4">A smart recommendation system that learns user preferences and suggests movies they’re most likely to enjoy.</text:p>
                <text:p text:style-name="P5">The Impact</text:p>
                <text:p text:style-name="P4"><text:s text:c="5"/>- Higher user satisfaction—less frustration, more great movie nights.</text:p>
                <text:p text:style-name="P4"><text:s text:c="5"/>- Increased watch time—users spend less time searching and more time watching.</text:p>
                <text:p text:style-name="P4"><text:s text:c="5"/>- Stronger retention—happy users are more likely to stay loyal.</text:p>
                <text:p text:style-name="P4">Our goal? A personalized, seamless movie discovery experience.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nsights</text:p>
          </draw:text-box>
        </draw:frame>
        <draw:frame presentation:style-name="pr4" draw:layer="layout" svg:width="25.905cm" svg:height="11.348cm" svg:x="1.4cm" svg:y="3.257cm" presentation:class="outline" presentation:user-transformed="true">
          <draw:text-box>
            <text:list text:style-name="L2">
              <text:list-header>
                <text:p text:style-name="P2">What We Know About Users and Movies</text:p>
                <text:p text:style-name="P3">The Data Behind the System</text:p>
                <text:p text:style-name="P4">Our recommendation model is trained on 100,000 ratings from 610 users across 9,724 movies (Movielens dataset).</text:p>
                <text:p text:style-name="P5">Key Insights:</text:p>
                <text:p text:style-name="P4"><text:s text:c="2"/>Users are generally satisfied—the average rating is 3.5/5.</text:p>
                <text:p text:style-name="P4"><text:s text:c="2"/>Some genres dominate—Drama, Comedy, and Action are the most popular.</text:p>
                <text:p text:style-name="P4"><text:s text:c="2"/>People's tastes vary—one size doesn’t fit all, making personalization crucial.</text:p>
                <text:p text:style-name="P5">Why This Matters</text:p>
                <text:p text:style-name="P4">The more we understand real user preferences, the better we can tailor recommendations to individual tastes.</text:p>
                <text:p text:style-name="P4">Visual: Bar chart of the top 5 movie genres—showing what users love most.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he Recommendation Engine</text:span></text:p>
                <text:p text:style-name="P2"><text:span text:style-name="T2">For Active Users:</text:span></text:p>
                <text:p text:style-name="P6"><text:span text:style-name="T3">The system learns from past ratings and suggests similar movies.</text:span></text:p>
                <text:p text:style-name="P6"><text:span text:style-name="T3"><text:s text:c="2"/></text:span><text:span text:style-name="T3">- Example: A user who loved Toy Story is likely to enjoy Finding Nemo.</text:span></text:p>
                <text:p text:style-name="P6"><text:span text:style-name="T2">For New Users:</text:span></text:p>
                <text:p text:style-name="P6"><text:span text:style-name="T3">Without past ratings, we suggest:</text:span></text:p>
                <text:p text:style-name="P6"><text:span text:style-name="T3"><text:s/></text:span><text:span text:style-name="T3">- Popular movies</text:span></text:p>
                <text:p text:style-name="P6"><text:span text:style-name="T3"><text:s/></text:span><text:span text:style-name="T3">- Highly rated films in trending genres</text:span></text:p>
                <text:p text:style-name="P6"><text:span text:style-name="T3">This way, even first-time users get meaningful recommendations—no more guessing what to watch!</text:span></text:p>
                <text:p text:style-name="P6"><text:span text:style-name="T4">Visual:</text:span><text:span text:style-name="T3"> A simple flowchart: User Rates Movies → System Suggests Similar Movies.</text:span>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5">Better Recommendations, Happier Users</text:span></text:p>
                <text:p text:style-name="P5"><text:span text:style-name="T5">Key Performance Metrics:</text:span></text:p>
                <text:p text:style-name="P4"><text:span text:style-name="T5">✔ </text:span><text:span text:style-name="T5">Improved Accuracy—Our predictions are off by 0.83/5, an improvement from 0.88/5.</text:span></text:p>
                <text:p text:style-name="P4"><text:span text:style-name="T5">✔ </text:span><text:span text:style-name="T5">Better Coverage—The system suggests 25% of the movie catalog, avoiding repetitive recommendations.</text:span></text:p>
                <text:p text:style-name="P4"><text:span text:style-name="T5">✔ </text:span><text:span text:style-name="T5">Cold Start Solution—New users receive immediate, relevant suggestions.</text:span></text:p>
                <text:p text:style-name="P5"><text:span text:style-name="T5">Before vs. After</text:span></text:p>
                <text:p text:style-name="P4"><text:span text:style-name="T5">Before: Users received random movie suggestions.</text:span></text:p>
                <text:p text:style-name="P4"><text:span text:style-name="T5">Now: Recommendations are aligned with user preferences.</text:span></text:p>
                <text:p text:style-name="P4"><text:span text:style-name="T5">Visual: A side-by-side comparison of recommendations before and after the new system.</text:span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This Mat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2">Business Impact</text:p>
                <text:p text:style-name="P3">The Bottom Line:</text:p>
                <text:p text:style-name="P4">🔹 Better retention—Engaging recommendations keep users coming back.</text:p>
                <text:p text:style-name="P4">🔹 Higher revenue—Increased watch time leads to more ad views &amp; subscriptions.</text:p>
                <text:p text:style-name="P4">🔹 Competitive edge—Platforms with personalized recommendations outperform those with generic suggestions.</text:p>
                <text:p text:style-name="P5">Final Thought</text:p>
                <text:p text:style-name="P4">This isn’t just about an algorithm—it’s about creating a smarter, more enjoyable way to discover movies. The result? Happier users, stronger engagement, and a more successful platform.</text:p>
                <text:p text:style-name="P4"/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2:57:02.109003801</meta:creation-date>
    <dc:date>2025-02-11T23:18:10.033923250</dc:date>
    <meta:editing-duration>PT5M14S</meta:editing-duration>
    <meta:editing-cycles>1</meta:editing-cycles>
    <meta:generator>LibreOffice/24.8.4.2$Linux_X86_64 LibreOffice_project/480$Build-2</meta:generator>
    <meta:document-statistic meta:object-count="45"/>
  </office:meta>
</office:document-meta>
</file>